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151900000BE3F70C4856B4DF654E.png" manifest:media-type="image/png"/>
  <manifest:file-entry manifest:full-path="Pictures/100002010000151900000BE32D9A1A7A218FC9A0.png" manifest:media-type="image/png"/>
  <manifest:file-entry manifest:full-path="Pictures/100002010000151900000BE3DD4EEEFFAF658C62.png" manifest:media-type="image/png"/>
  <manifest:file-entry manifest:full-path="Pictures/100002010000151900000BE3E5EF3405E9DE409D.png" manifest:media-type="image/png"/>
  <manifest:file-entry manifest:full-path="Pictures/100002010000151900000BE3AF545B14682105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Qick" svg:font-family="Qick"/>
    <style:font-face style:name="Ubuntu Mono" svg:font-family="'Ubuntu Mono'" style:font-pitch="fixed"/>
    <style:font-face style:name="Andika" svg:font-family="Andika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iberation Sans1" svg:font-family="'Liberation Sans'" style:font-pitch="variable"/>
    <style:font-face style:name="Navilu" svg:font-family="Navilu" style:font-pitch="variable"/>
    <style:font-face style:name="Roboto Light" svg:font-family="'Roboto Light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Bitmap_20_3" style:repeat="stretch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fade" smil:subtype="fadeOverColor" smil:fadeColor="#000000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 smil:type="fade" smil:subtype="fadeOverColor" smil:fadeColor="#000000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 smil:type="fade" smil:subtype="fadeOverColor" smil:fadeColor="#000000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8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7" style:family="graphic" style:parent-style-name="standard">
      <style:graphic-properties draw:stroke="none" draw:fill="none" fo:min-height="1.1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color="#ffffff" style:font-name="Lato Light" fo:font-size="48pt" fo:font-weight="normal" style:font-size-asian="48pt" style:font-size-complex="48pt"/>
    </style:style>
    <style:style style:name="P2" style:family="paragraph">
      <loext:graphic-properties draw:fill="none" draw:fill-color="#ffffff"/>
      <style:text-properties fo:color="#ffffff" style:font-name="Lato Light" fo:font-size="48pt" fo:font-weight="normal" style:font-size-asian="48pt" style:font-size-complex="48pt"/>
    </style:style>
    <style:style style:name="P3" style:family="paragraph">
      <loext:graphic-properties draw:fill-color="#ffffff"/>
    </style:style>
    <style:style style:name="P4" style:family="paragraph">
      <style:text-properties style:font-name="Lato Light1" fo:font-size="32pt" style:font-size-asian="32pt" style:font-size-complex="32pt"/>
    </style:style>
    <style:style style:name="P5" style:family="paragraph">
      <loext:graphic-properties draw:fill="none" draw:fill-color="#ffffff"/>
      <style:text-properties style:font-name="Lato Light1" fo:font-size="32pt" style:font-size-asian="32pt" style:font-size-complex="32pt"/>
    </style:style>
    <style:style style:name="P6" style:family="paragraph">
      <style:text-properties style:font-name="Lato Light1" fo:font-size="26pt" style:font-size-asian="26pt" style:font-size-complex="26pt"/>
    </style:style>
    <style:style style:name="P7" style:family="paragraph">
      <loext:graphic-properties draw:fill="none" draw:fill-color="#ffffff"/>
      <style:text-properties style:font-name="Lato Light1" fo:font-size="26pt" style:font-size-asian="26pt" style:font-size-complex="26pt"/>
    </style:style>
    <style:style style:name="P8" style:family="paragraph">
      <style:paragraph-properties fo:text-align="justify"/>
      <style:text-properties style:font-name="Lato Light1" fo:font-size="18pt" style:font-size-asian="18pt" style:font-size-complex="18pt"/>
    </style:style>
    <style:style style:name="P9" style:family="paragraph">
      <loext:graphic-properties draw:fill="none" draw:fill-color="#ffffff"/>
      <style:paragraph-properties fo:text-align="justify"/>
      <style:text-properties style:font-name="Lato Light1" fo:font-size="18pt" style:font-size-asian="18pt" style:font-size-complex="18pt"/>
    </style:style>
    <style:style style:name="P10" style:family="paragraph">
      <style:text-properties fo:color="#ffffff" style:font-name="Lato Light1"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="none" draw:fill-color="#ffffff"/>
      <style:text-properties fo:color="#ffffff" style:font-name="Lato Light1" fo:font-size="26pt" fo:font-weight="normal" style:font-size-asian="26pt" style:font-weight-asian="normal" style:font-size-complex="26pt" style:font-weight-complex="normal"/>
    </style:style>
    <style:style style:name="P12" style:family="paragraph">
      <style:text-properties fo:font-size="18pt"/>
    </style:style>
    <style:style style:name="P13" style:family="paragraph">
      <loext:graphic-properties draw:fill="none"/>
      <style:text-properties fo:font-size="18pt"/>
    </style:style>
    <style:style style:name="T1" style:family="text">
      <style:text-properties fo:color="#ffffff" style:font-name="Lato Light" fo:font-size="48pt" style:font-size-asian="48pt" style:font-size-complex="48pt"/>
    </style:style>
    <style:style style:name="T2" style:family="text">
      <style:text-properties style:font-name="Lato Light1" fo:font-size="32pt" style:font-size-asian="32pt" style:font-size-complex="32pt"/>
    </style:style>
    <style:style style:name="T3" style:family="text">
      <style:text-properties style:font-name="Lato Light1"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ffffff" style:font-name="Lato Light1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2" draw:layer="layout" svg:width="22.29cm" svg:height="3.637cm" svg:x="3.872cm" svg:y="6.015cm">
          <draw:text-box>
            <text:p text:style-name="P1"><text:span text:style-name="T1">Ini adalah Judul </text:span><text:span text:style-name="T1">Presentasi anda</text:span>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draw:style-name="gr3" draw:text-style-name="P5" draw:layer="layout" svg:width="22.352cm" svg:height="1.381cm" svg:x="3.81cm" svg:y="1.524cm">
          <draw:text-box>
            <text:p text:style-name="P4"><text:span text:style-name="T2">Anak Judul Presentasi</text:span></text:p>
          </draw:text-box>
        </draw:frame>
        <draw:frame draw:style-name="gr4" draw:text-style-name="P7" draw:layer="layout" svg:width="12.192cm" svg:height="1.17cm" svg:x="3.864cm" svg:y="5.08cm">
          <draw:text-box>
            <text:p text:style-name="P6"><text:span text:style-name="T3">Isi materi</text:span></text:p>
          </draw:text-box>
        </draw:frame>
        <draw:frame draw:style-name="gr5" draw:text-style-name="P9" draw:layer="layout" svg:width="22.098cm" svg:height="3.008cm" svg:x="3.81cm" svg:y="6.704cm">
          <draw:text-box>
            <text:p text:style-name="P8"><text:span text:style-name="T4">Saya adalah materi</text:span></text:p>
          </draw:text-box>
        </draw:frame>
        <draw:frame draw:style-name="gr4" draw:text-style-name="P7" draw:layer="layout" svg:width="12.192cm" svg:height="1.17cm" svg:x="3.864cm" svg:y="5.08cm">
          <draw:text-box>
            <text:p text:style-name="P6"><text:span text:style-name="T3">Isi materi</text:span></text:p>
          </draw:text-box>
        </draw:frame>
        <draw:frame draw:style-name="gr4" draw:text-style-name="P7" draw:layer="layout" svg:width="12.192cm" svg:height="1.17cm" svg:x="3.864cm" svg:y="5.08cm">
          <draw:text-box>
            <text:p text:style-name="P6"><text:span text:style-name="T3">Isi materi</text:span></text:p>
          </draw:text-box>
        </draw:frame>
        <draw:frame draw:style-name="gr4" draw:text-style-name="P11" draw:layer="layout" svg:width="12.192cm" svg:height="1.17cm" svg:x="3.864cm" svg:y="5.08cm">
          <draw:text-box>
            <text:p text:style-name="P10"><text:span text:style-name="T5">Isi materi</text:span></text:p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xml:id="id3" draw:id="id3">
        <office:forms form:automatic-focus="false" form:apply-design-mode="false"/>
        <draw:frame draw:style-name="gr6" draw:text-style-name="P5" draw:layer="layout" svg:width="20.574cm" svg:height="2.783cm" svg:x="3.81cm" svg:y="1.524cm">
          <draw:text-box>
            <text:p text:style-name="P4"><text:span text:style-name="T2">Presentasi gambar</text:span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xml:id="id4" draw:id="id4">
        <draw:frame draw:style-name="gr7" draw:text-style-name="P13" draw:layer="layout" svg:width="20.517cm" svg:height="1.382cm" svg:x="3.767cm" svg:y="12.942cm">
          <draw:text-box>
            <text:p text:style-name="P12"><text:span text:style-name="T2">Presentasi gambar</text:span></text:p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 xml:id="id5" draw:id="id5">
        <draw:frame draw:style-name="gr8" draw:text-style-name="P5" draw:layer="layout" svg:width="16.953cm" svg:height="1.381cm" svg:x="3.875cm" svg:y="7.266cm">
          <draw:text-box>
            <text:p text:style-name="P4"><text:span text:style-name="T2">Silahkan jika ada yang </text:span><text:span text:style-name="T2">ditanyakan?</text:span></text:p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Default" presentation:presentation-page-layout-name="AL2T1" xml:id="id6" draw:id="id6">
        <draw:frame draw:style-name="gr8" draw:text-style-name="P5" draw:layer="layout" svg:width="19.391cm" svg:height="1.381cm" svg:x="3.875cm" svg:y="7.266cm">
          <draw:text-box>
            <text:p text:style-name="P4"><text:span text:style-name="T2">Terimakasih semoga </text:span><text:span text:style-name="T2">materi bermanfaat</text:span></text:p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7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Qick" svg:font-family="Qick"/>
    <style:font-face style:name="Ubuntu Mono" svg:font-family="'Ubuntu Mono'" style:font-pitch="fixed"/>
    <style:font-face style:name="Andika" svg:font-family="Andika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iberation Sans1" svg:font-family="'Liberation Sans'" style:font-pitch="variable"/>
    <style:font-face style:name="Navilu" svg:font-family="Navilu" style:font-pitch="variable"/>
    <style:font-face style:name="Roboto Light" svg:font-family="'Roboto Light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2" draw:display-name="Bitmap 2" xlink:href="Pictures/100002010000151900000BE3DD4EEEFFAF658C62.png" xlink:type="simple" xlink:show="embed" xlink:actuate="onLoad"/>
    <draw:fill-image draw:name="Bitmap_20_3" draw:display-name="Bitmap 3" xlink:href="Pictures/100002010000151900000BE3AF545B146821054B.png" xlink:type="simple" xlink:show="embed" xlink:actuate="onLoad"/>
    <draw:fill-image draw:name="Bitmap_20_4" draw:display-name="Bitmap 4" xlink:href="Pictures/100002010000151900000BE3E5EF3405E9DE409D.png" xlink:type="simple" xlink:show="embed" xlink:actuate="onLoad"/>
    <draw:fill-image draw:name="Bitmap_20_5" draw:display-name="Bitmap 5" xlink:href="Pictures/100002010000151900000BE32D9A1A7A218FC9A0.png" xlink:type="simple" xlink:show="embed" xlink:actuate="onLoad"/>
    <draw:fill-image draw:name="background" xlink:href="Pictures/100002010000151900000BE3F70C4856B4DF654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6T08:02:37.935852458</meta:creation-date>
    <dc:date>2019-03-16T09:31:12.212391654</dc:date>
    <meta:editing-duration>PT3M32S</meta:editing-duration>
    <meta:editing-cycles>2</meta:editing-cycles>
    <meta:generator>LibreOffice/6.2.0.3$Linux_X86_64 LibreOffice_project/98c6a8a1c6c7b144ce3cc729e34964b47ce25d62</meta:generator>
    <meta:document-statistic meta:object-count="44"/>
  </office:meta>
</office:document-meta>
</file>